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Ubuntu Mono2" svg:font-family="'Ubuntu Mono'" style:font-adornments="Regular"/>
    <style:font-face style:name="Avenir Next Medium" svg:font-family="'Avenir Next Medium'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807971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3f90" draw:fill-color="#87ddec" draw:textarea-horizontal-align="justify" draw:textarea-vertical-align="middle" draw:auto-grow-height="false" fo:min-height="0.323cm" fo:min-width="1.978cm"/>
    </style:style>
    <style:style style:name="gr3" style:family="graphic" style:parent-style-name="standard">
      <style:graphic-properties draw:stroke="none" svg:stroke-color="#379bb2" draw:fill-color="#a6efe3" draw:textarea-horizontal-align="justify" draw:textarea-vertical-align="middle" draw:auto-grow-height="false" fo:min-height="0.323cm" fo:min-width="1.978cm"/>
    </style:style>
    <style:style style:name="gr4" style:family="graphic" style:parent-style-name="standard">
      <style:graphic-properties draw:stroke="none" draw:fill-color="#a6efe3" draw:textarea-horizontal-align="justify" draw:textarea-vertical-align="middle" draw:auto-grow-height="false" fo:min-height="5.049cm" fo:min-width="4.081cm"/>
    </style:style>
    <style:style style:name="gr5" style:family="graphic" style:parent-style-name="standard">
      <style:graphic-properties draw:stroke="none" draw:fill-color="#87ddec" draw:textarea-horizontal-align="justify" draw:textarea-vertical-align="middle" draw:auto-grow-height="false" fo:min-height="5.049cm" fo:min-width="4.081cm"/>
    </style:style>
    <style:style style:name="gr6" style:family="graphic" style:parent-style-name="standard">
      <style:graphic-properties svg:stroke-color="#004586" draw:fill-color="#7d9fab" draw:textarea-horizontal-align="justify" draw:textarea-vertical-align="middle" draw:auto-grow-height="false" fo:min-height="0.323cm" fo:min-width="1.978cm"/>
    </style:style>
    <style:style style:name="gr7" style:family="graphic" style:parent-style-name="standard">
      <style:graphic-properties svg:stroke-color="#807971" draw:fill-color="#e0d6c5" draw:textarea-horizontal-align="justify" draw:textarea-vertical-align="middle" draw:auto-grow-height="false" fo:min-height="0.323cm" fo:min-width="1.9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</style:style>
    <style:style style:name="gr11" style:family="graphic" style:parent-style-name="standard">
      <style:graphic-properties svg:stroke-color="#003f90" draw:fill-color="#00d8ff" draw:textarea-horizontal-align="justify" draw:textarea-vertical-align="middle" draw:auto-grow-height="false" fo:min-height="0.323cm" fo:min-width="1.978cm"/>
    </style:style>
    <style:style style:name="gr12" style:family="graphic" style:parent-style-name="standard">
      <style:graphic-properties svg:stroke-color="#379bb2" draw:fill-color="#a6efe3" draw:textarea-horizontal-align="justify" draw:textarea-vertical-align="middle" draw:auto-grow-height="false" fo:min-height="0.323cm" fo:min-width="1.9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2cm" fo:min-width="0cm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0.639cm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0.869cm" fo:min-width="2.288cm"/>
    </style:style>
    <style:style style:name="gr16" style:family="graphic" style:parent-style-name="objectwithoutfill">
      <style:graphic-properties svg:stroke-width="0.051cm" svg:stroke-color="#003f9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3f90" draw:fill="gradient" draw:fill-color="#87ddec" draw:fill-gradient-name="_31_01AltLight" draw:textarea-horizontal-align="justify" draw:textarea-vertical-align="middle" draw:auto-grow-height="false" fo:min-height="0.323cm" fo:min-width="5.151cm"/>
    </style:style>
    <style:style style:name="gr18" style:family="graphic" style:parent-style-name="standard">
      <style:graphic-properties draw:stroke="none" draw:fill="none" draw:auto-grow-width="true" fo:min-height="0.425cm"/>
    </style:style>
    <style:style style:name="gr19" style:family="graphic" style:parent-style-name="standard">
      <style:graphic-properties draw:stroke="none" svg:stroke-color="#003f90" draw:fill="gradient" draw:fill-color="#87ddec" draw:fill-gradient-name="_31_01AltLight" draw:textarea-horizontal-align="justify" draw:textarea-vertical-align="middle" draw:auto-grow-height="false" fo:min-height="4.564cm" fo:min-width="14.6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7ddec"/>
      <style:paragraph-properties fo:text-align="center"/>
      <style:text-properties style:font-name="Ubuntu Mono" fo:font-size="12pt" style:font-size-asian="12pt" style:font-size-complex="12pt"/>
    </style:style>
    <style:style style:name="P4" style:family="paragraph">
      <loext:graphic-properties draw:fill-color="#a6efe3"/>
      <style:paragraph-properties fo:text-align="center"/>
      <style:text-properties style:font-name="Ubuntu Mono" fo:font-size="12pt" style:font-size-asian="12pt" style:font-size-complex="12pt"/>
    </style:style>
    <style:style style:name="P5" style:family="paragraph">
      <loext:graphic-properties draw:fill-color="#a6efe3"/>
      <style:paragraph-properties fo:text-align="center"/>
    </style:style>
    <style:style style:name="P6" style:family="paragraph">
      <loext:graphic-properties draw:fill-color="#87ddec"/>
      <style:paragraph-properties fo:text-align="center"/>
    </style:style>
    <style:style style:name="P7" style:family="paragraph">
      <loext:graphic-properties draw:fill-color="#7d9fab"/>
      <style:paragraph-properties fo:text-align="center"/>
      <style:text-properties style:font-name="Ubuntu Mono" fo:font-size="12pt" style:font-size-asian="12pt" style:font-size-complex="12pt"/>
    </style:style>
    <style:style style:name="P8" style:family="paragraph">
      <loext:graphic-properties draw:fill-color="#e0d6c5"/>
      <style:paragraph-properties fo:text-align="center"/>
      <style:text-properties style:font-name="Ubuntu Mono" fo:font-size="12pt" style:font-size-asian="12pt" style:font-size-complex="12pt"/>
    </style:style>
    <style:style style:name="P9" style:family="paragraph">
      <loext:graphic-properties draw:fill="none" draw:fill-color="#ffffff"/>
      <style:text-properties fo:color="#7d9fab" style:font-name="Ubuntu Mono"/>
    </style:style>
    <style:style style:name="P10" style:family="paragraph">
      <loext:graphic-properties draw:fill="none" draw:fill-color="#ffffff"/>
      <style:text-properties fo:color="#807971" style:font-name="Ubuntu Mono"/>
    </style:style>
    <style:style style:name="P11" style:family="paragraph">
      <loext:graphic-properties draw:fill="none" draw:fill-color="#ffffff"/>
      <style:text-properties style:font-name="Ubuntu Mono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Ubuntu Mono" fo:font-weight="bold" style:font-weight-asian="bold" style:font-weight-complex="bold"/>
    </style:style>
    <style:style style:name="P13" style:family="paragraph">
      <loext:graphic-properties draw:fill-color="#00d8ff"/>
      <style:paragraph-properties fo:text-align="center"/>
      <style:text-properties style:font-name="Ubuntu Mono" fo:font-size="12pt" style:font-size-asian="12pt" style:font-size-complex="12pt"/>
    </style:style>
    <style:style style:name="P14" style:family="paragraph">
      <style:text-properties style:font-name="Avenir Next Medium"/>
    </style:style>
    <style:style style:name="P15" style:family="paragraph">
      <loext:graphic-properties draw:fill="none" draw:fill-color="#ffffff"/>
      <style:text-properties style:font-name="Avenir Next Medium"/>
    </style:style>
    <style:style style:name="P16" style:family="paragraph">
      <loext:graphic-properties draw:fill="gradient" draw:fill-color="#87ddec" draw:fill-gradient-name="_31_01AltLight"/>
      <style:paragraph-properties fo:text-align="center"/>
      <style:text-properties style:font-name="Ubuntu Mono" fo:font-size="12pt" style:font-size-asian="12pt" style:font-size-complex="12pt"/>
    </style:style>
    <style:style style:name="P17" style:family="paragraph">
      <style:paragraph-properties fo:text-align="start"/>
      <style:text-properties style:font-name="Ubuntu Mono" fo:font-size="24pt" style:font-size-asian="24pt" style:font-size-complex="24pt"/>
    </style:style>
    <style:style style:name="P18" style:family="paragraph">
      <loext:graphic-properties draw:fill="gradient" draw:fill-color="#87ddec" draw:fill-gradient-name="_31_01AltLight"/>
      <style:paragraph-properties fo:text-align="start"/>
      <style:text-properties style:font-name="Ubuntu Mono" fo:font-size="24pt" style:font-size-asian="24pt" style:font-size-complex="24pt"/>
    </style:style>
    <style:style style:name="T1" style:family="text">
      <style:text-properties style:font-name="Ubuntu Mono" fo:font-size="12pt" style:font-size-asian="12pt" style:font-size-complex="12pt"/>
    </style:style>
    <style:style style:name="T2" style:family="text">
      <style:text-properties style:font-name="Ubuntu Mono2" fo:font-size="12pt" style:font-name-asian="Ubuntu Mono2" style:font-size-asian="12pt" style:font-name-complex="Ubuntu Mono2" style:font-size-complex="12pt"/>
    </style:style>
    <style:style style:name="T3" style:family="text">
      <style:text-properties fo:color="#7d9fab" style:font-name="Ubuntu Mono" style:font-name-asian="Linux Libertine O2" style:font-name-complex="Linux Libertine O2"/>
    </style:style>
    <style:style style:name="T4" style:family="text">
      <style:text-properties fo:color="#807971" style:font-name="Ubuntu Mono" style:font-name-asian="Linux Libertine O2" style:font-name-complex="Linux Libertine O2"/>
    </style:style>
    <style:style style:name="T5" style:family="text">
      <style:text-properties style:font-name="Ubuntu Mono" fo:font-size="12pt" style:font-name-asian="Ubuntu Mono2" style:font-size-asian="12pt" style:font-name-complex="Ubuntu Mono2" style:font-size-complex="12pt"/>
    </style:style>
    <style:style style:name="T6" style:family="text">
      <style:text-properties style:font-name="Ubuntu Mono" fo:font-weight="bold" style:font-weight-asian="bold" style:font-weight-complex="bold"/>
    </style:style>
    <style:style style:name="T7" style:family="text">
      <style:text-properties style:font-name="Avenir Next Medium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Ubuntu Mono2" fo:font-size="24pt" style:font-name-asian="Ubuntu Mono2" style:font-size-asian="24pt" style:font-name-complex="Ubuntu Mono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93cm" svg:y1="18.348cm" svg:x2="9.128cm" svg:y2="18.348cm">
          <text:p/>
        </draw:line>
        <draw:custom-shape draw:style-name="gr2" draw:text-style-name="P3" draw:layer="layout" svg:width="2.54cm" svg:height="0.635cm" svg:x="5.954cm" svg:y="18.019cm">
          <text:p text:style-name="P2"><text:span text:style-name="T1">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4cm" svg:height="0.635cm" svg:x="9.129cm" svg:y="18.019cm">
          <text:p text:style-name="P2"><text:span text:style-name="T2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477cm" svg:height="7.493cm" svg:x="8.874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7.493cm" svg:x="2.397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54cm" svg:height="0.635cm" svg:x="3.667cm" svg:y="2.309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54cm" svg:height="0.635cm" svg:x="6.842cm" svg:y="2.309cm">
          <text:p text:style-name="P2"><text:span text:style-name="T2">'a</text:span><text:span text:style-name="T2">lp</text:span><text:span text:style-name="T2">ha</text:span><text:span text:style-name="T2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7cm" svg:y1="2.639cm" svg:x2="6.842cm" svg:y2="2.639cm">
          <text:p/>
        </draw:line>
        <draw:custom-shape draw:style-name="gr6" draw:text-style-name="P7" draw:layer="layout" svg:width="2.54cm" svg:height="0.635cm" svg:x="3.667cm" svg:y="3.071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54cm" svg:height="0.635cm" svg:x="6.842cm" svg:y="3.071cm">
          <text:p text:style-name="P2"><text:span text:style-name="T2">'b</text:span><text:span text:style-name="T2">et</text:span><text:span text:style-name="T2">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7cm" svg:y1="3.401cm" svg:x2="6.842cm" svg:y2="3.401cm">
          <text:p/>
        </draw:line>
        <draw:custom-shape draw:style-name="gr6" draw:text-style-name="P7" draw:layer="layout" svg:width="2.54cm" svg:height="0.635cm" svg:x="3.667cm" svg:y="3.833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54cm" svg:height="0.635cm" svg:x="6.842cm" svg:y="3.833cm">
          <text:p text:style-name="P2"><text:span text:style-name="T2">'gamm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7cm" svg:y1="4.163cm" svg:x2="6.842cm" svg:y2="4.163cm">
          <text:p/>
        </draw:line>
        <draw:custom-shape draw:style-name="gr6" draw:text-style-name="P7" draw:layer="layout" svg:width="2.54cm" svg:height="0.635cm" svg:x="3.667cm" svg:y="4.595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54cm" svg:height="0.635cm" svg:x="6.842cm" svg:y="4.595cm">
          <text:p text:style-name="P2"><text:span text:style-name="T2">'d</text:span><text:span text:style-name="T2">el</text:span><text:span text:style-name="T2">ta</text:span><text:span text:style-name="T2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7cm" svg:y1="4.925cm" svg:x2="6.842cm" svg:y2="4.925cm">
          <text:p/>
        </draw:line>
        <draw:custom-shape draw:style-name="gr6" draw:text-style-name="P7" draw:layer="layout" svg:width="2.54cm" svg:height="0.635cm" svg:x="3.667cm" svg:y="6.119cm">
          <text:p text:style-name="P2"><text:span text:style-name="T1">–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54cm" svg:height="0.635cm" svg:x="6.842cm" svg:y="6.119cm">
          <text:p text:style-name="P2"><text:span text:style-name="T2">'omeg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7cm" svg:y1="6.449cm" svg:x2="6.842cm" svg:y2="6.449cm">
          <text:p/>
        </draw:line>
        <draw:frame draw:style-name="gr8" draw:text-style-name="P9" draw:layer="layout" svg:width="1.137cm" svg:height="0.886cm" svg:x="4.562cm" svg:y="5.23cm">
          <draw:text-box>
            <text:p><text:span text:style-name="T3">⋮</text:span></text:p>
          </draw:text-box>
        </draw:frame>
        <draw:frame draw:style-name="gr8" draw:text-style-name="P10" draw:layer="layout" svg:width="1.137cm" svg:height="0.886cm" svg:x="7.731cm" svg:y="5.23cm">
          <draw:text-box>
            <text:p><text:span text:style-name="T4">⋮</text:span></text:p>
          </draw:text-box>
        </draw:frame>
        <draw:frame draw:style-name="gr9" draw:text-style-name="P11" draw:layer="layout" svg:width="2.447cm" svg:height="2.789cm" svg:x="1.334cm" svg:y="3.032cm">
          <draw:text-box>
            <text:p><text:span text:style-name="T1">[</text:span><text:span text:style-name="T5">'alpha',</text:span></text:p>
            <text:p><text:span text:style-name="T5"><text:s/></text:span><text:span text:style-name="T5">'beta',</text:span></text:p>
            <text:p><text:span text:style-name="T5"><text:s/></text:span><text:span text:style-name="T5">'gamma',</text:span></text:p>
            <text:p><text:span text:style-name="T5"><text:s/></text:span><text:span text:style-name="T5">'delta',</text:span></text:p>
            <text:p><text:span text:style-name="T5"><text:s text:c="2"/></text:span><text:span text:style-name="T5">...,</text:span></text:p>
            <text:p><text:span text:style-name="T5"><text:s/></text:span><text:span text:style-name="T5">'omega']</text:span></text:p>
          </draw:text-box>
        </draw:frame>
        <draw:frame draw:style-name="gr10" draw:text-style-name="P12" draw:layer="layout" svg:width="1.772cm" svg:height="0.886cm" svg:x="5.606cm" svg:y="1cm">
          <draw:text-box>
            <text:p><text:span text:style-name="T6">list</text:span></text:p>
          </draw:text-box>
        </draw:frame>
        <draw:custom-shape draw:style-name="gr11" draw:text-style-name="P13" draw:layer="layout" svg:width="2.54cm" svg:height="0.635cm" svg:x="14.647cm" svg:y="2.309cm">
          <text:p text:style-name="P2"><text:span text:style-name="T5">'red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17.822cm" svg:y="2.309cm">
          <text:p text:style-name="P2"><text:span text:style-name="T2">'</text:span><text:span text:style-name="T2">#</text:span><text:span text:style-name="T2">F</text:span><text:span text:style-name="T2">F</text:span><text:span text:style-name="T2">0</text:span><text:span text:style-name="T2">0</text:span><text:span text:style-name="T2">0</text:span><text:span text:style-name="T2">0</text:span><text:span text:style-name="T2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7.187cm" svg:y1="2.639cm" svg:x2="17.822cm" svg:y2="2.639cm">
          <text:p/>
        </draw:line>
        <draw:custom-shape draw:style-name="gr11" draw:text-style-name="P13" draw:layer="layout" svg:width="2.54cm" svg:height="0.635cm" svg:x="14.647cm" svg:y="3.071cm">
          <text:p text:style-name="P2"><text:span text:style-name="T5">'green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17.822cm" svg:y="3.071cm">
          <text:p text:style-name="P2"><text:span text:style-name="T2">'#00FF0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7.187cm" svg:y1="3.401cm" svg:x2="17.822cm" svg:y2="3.401cm">
          <text:p/>
        </draw:line>
        <draw:custom-shape draw:style-name="gr11" draw:text-style-name="P13" draw:layer="layout" svg:width="2.54cm" svg:height="0.635cm" svg:x="14.647cm" svg:y="3.833cm">
          <text:p text:style-name="P2"><text:span text:style-name="T5">'</text:span><text:span text:style-name="T5">y</text:span><text:span text:style-name="T5">e</text:span><text:span text:style-name="T5">l</text:span><text:span text:style-name="T5">l</text:span><text:span text:style-name="T5">o</text:span><text:span text:style-name="T5">w</text:span><text:span text:style-name="T5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17.822cm" svg:y="3.833cm">
          <text:p text:style-name="P2"><text:span text:style-name="T2">'#FFFF0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7.187cm" svg:y1="4.163cm" svg:x2="17.822cm" svg:y2="4.163cm">
          <text:p/>
        </draw:line>
        <draw:custom-shape draw:style-name="gr11" draw:text-style-name="P13" draw:layer="layout" svg:width="2.54cm" svg:height="0.635cm" svg:x="14.647cm" svg:y="4.595cm">
          <text:p text:style-name="P2"><text:span text:style-name="T5">'blu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17.822cm" svg:y="4.595cm">
          <text:p text:style-name="P2"><text:span text:style-name="T2">'</text:span><text:span text:style-name="T2">#</text:span><text:span text:style-name="T2">0</text:span><text:span text:style-name="T2">0</text:span><text:span text:style-name="T2">0</text:span><text:span text:style-name="T2">0</text:span><text:span text:style-name="T2">F</text:span><text:span text:style-name="T2">F</text:span><text:span text:style-name="T2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7.187cm" svg:y1="4.925cm" svg:x2="17.822cm" svg:y2="4.925cm">
          <text:p/>
        </draw:line>
        <draw:custom-shape draw:style-name="gr11" draw:text-style-name="P13" draw:layer="layout" svg:width="2.54cm" svg:height="0.635cm" svg:x="14.647cm" svg:y="6.119cm">
          <text:p text:style-name="P2"><text:span text:style-name="T5">'black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17.822cm" svg:y="6.119cm">
          <text:p text:style-name="P2"><text:span text:style-name="T2">'#00000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7.187cm" svg:y1="6.449cm" svg:x2="17.822cm" svg:y2="6.449cm">
          <text:p/>
        </draw:line>
        <draw:frame draw:style-name="gr8" draw:text-style-name="P9" draw:layer="layout" svg:width="1.137cm" svg:height="0.886cm" svg:x="15.542cm" svg:y="5.23cm">
          <draw:text-box>
            <text:p><text:span text:style-name="T3">⋮</text:span></text:p>
          </draw:text-box>
        </draw:frame>
        <draw:frame draw:style-name="gr8" draw:text-style-name="P10" draw:layer="layout" svg:width="1.137cm" svg:height="0.886cm" svg:x="18.711cm" svg:y="5.23cm">
          <draw:text-box>
            <text:p><text:span text:style-name="T4">⋮</text:span></text:p>
          </draw:text-box>
        </draw:frame>
        <draw:frame draw:style-name="gr13" draw:text-style-name="P11" draw:layer="layout" svg:width="5.207cm" svg:height="3.212cm" svg:x="9.798cm" svg:y="3.032cm">
          <draw:text-box>
            <text:p><text:span text:style-name="T5">{'red': </text:span><text:span text:style-name="T5">'#FF0000'</text:span><text:span text:style-name="T5">,</text:span></text:p>
            <text:p><text:span text:style-name="T5"><text:s/></text:span><text:span text:style-name="T5">'green': </text:span><text:span text:style-name="T5">'#00FF00'</text:span><text:span text:style-name="T5">,</text:span></text:p>
            <text:p><text:span text:style-name="T5"><text:s/></text:span><text:span text:style-name="T5">'yellow': </text:span><text:span text:style-name="T5">'#FFFF00'</text:span><text:span text:style-name="T5">,</text:span></text:p>
            <text:p><text:span text:style-name="T5"><text:s/></text:span><text:span text:style-name="T5">'blue': </text:span><text:span text:style-name="T5">'#0000FF'</text:span><text:span text:style-name="T5">,</text:span></text:p>
            <text:p><text:span text:style-name="T5"><text:s text:c="2"/></text:span><text:span text:style-name="T5">...,</text:span></text:p>
            <text:p><text:span text:style-name="T5"><text:s/></text:span><text:span text:style-name="T5">'black': </text:span><text:span text:style-name="T5">'#000000'</text:span><text:span text:style-name="T5">}</text:span></text:p>
          </draw:text-box>
        </draw:frame>
        <draw:frame draw:style-name="gr10" draw:text-style-name="P12" draw:layer="layout" svg:width="1.772cm" svg:height="0.886cm" svg:x="16.586cm" svg:y="1cm">
          <draw:text-box>
            <text:p><text:span text:style-name="T6">dict</text:span></text:p>
          </draw:text-box>
        </draw:frame>
        <draw:custom-shape draw:style-name="gr11" draw:text-style-name="P13" draw:layer="layout" svg:width="2.54cm" svg:height="0.635cm" svg:x="3.668cm" svg:y="2.31cm">
          <text:p text:style-name="P2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6.843cm" svg:y="2.31cm">
          <text:p text:style-name="P2"><text:span text:style-name="T2">'alph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8cm" svg:y1="2.64cm" svg:x2="6.843cm" svg:y2="2.64cm">
          <text:p/>
        </draw:line>
        <draw:custom-shape draw:style-name="gr11" draw:text-style-name="P13" draw:layer="layout" svg:width="2.54cm" svg:height="0.635cm" svg:x="3.668cm" svg:y="3.072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6.843cm" svg:y="3.072cm">
          <text:p text:style-name="P2"><text:span text:style-name="T2">'</text:span><text:span text:style-name="T2">b</text:span><text:span text:style-name="T2">e</text:span><text:span text:style-name="T2">t</text:span><text:span text:style-name="T2">a</text:span><text:span text:style-name="T2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8cm" svg:y1="3.402cm" svg:x2="6.843cm" svg:y2="3.402cm">
          <text:p/>
        </draw:line>
        <draw:custom-shape draw:style-name="gr11" draw:text-style-name="P13" draw:layer="layout" svg:width="2.54cm" svg:height="0.635cm" svg:x="3.668cm" svg:y="3.834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6.843cm" svg:y="3.834cm">
          <text:p text:style-name="P2"><text:span text:style-name="T2">'gamm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8cm" svg:y1="4.164cm" svg:x2="6.843cm" svg:y2="4.164cm">
          <text:p/>
        </draw:line>
        <draw:custom-shape draw:style-name="gr11" draw:text-style-name="P13" draw:layer="layout" svg:width="2.54cm" svg:height="0.635cm" svg:x="3.668cm" svg:y="4.596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6.843cm" svg:y="4.596cm">
          <text:p text:style-name="P2"><text:span text:style-name="T2">'delt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8cm" svg:y1="4.926cm" svg:x2="6.843cm" svg:y2="4.926cm">
          <text:p/>
        </draw:line>
        <draw:custom-shape draw:style-name="gr11" draw:text-style-name="P13" draw:layer="layout" svg:width="2.54cm" svg:height="0.635cm" svg:x="3.668cm" svg:y="6.12cm">
          <text:p text:style-name="P2"><text:span text:style-name="T1">–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54cm" svg:height="0.635cm" svg:x="6.843cm" svg:y="6.12cm">
          <text:p text:style-name="P2"><text:span text:style-name="T2">'omeg</text:span><text:span text:style-name="T2">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.208cm" svg:y1="6.45cm" svg:x2="6.843cm" svg:y2="6.45cm">
          <text:p/>
        </draw:line>
        <draw:frame draw:style-name="gr8" draw:text-style-name="P9" draw:layer="layout" svg:width="1.137cm" svg:height="0.886cm" svg:x="4.563cm" svg:y="5.231cm">
          <draw:text-box>
            <text:p><text:span text:style-name="T3">⋮</text:span></text:p>
          </draw:text-box>
        </draw:frame>
        <draw:frame draw:style-name="gr8" draw:text-style-name="P10" draw:layer="layout" svg:width="1.137cm" svg:height="0.886cm" svg:x="7.732cm" svg:y="5.231cm">
          <draw:text-box>
            <text:p><text:span text:style-name="T4">⋮</text:span></text:p>
          </draw:text-box>
        </draw:frame>
        <draw:frame draw:style-name="gr10" draw:text-style-name="P12" draw:layer="layout" svg:width="1.772cm" svg:height="0.886cm" svg:x="5.607cm" svg:y="1.001cm">
          <draw:text-box>
            <text:p><text:span text:style-name="T6">list</text:span></text:p>
          </draw:text-box>
        </draw:frame>
        <draw:frame draw:style-name="gr14" draw:text-style-name="P15" draw:layer="layout" svg:width="3.046cm" svg:height="1.119cm" svg:x="3.859cm" svg:y="8.747cm">
          <draw:text-box>
            <text:p text:style-name="P14"><text:span text:style-name="T7">Musta</text:span><text:span text:style-name="T7">ng</text:span></text:p>
          </draw:text-box>
        </draw:frame>
        <draw:frame draw:style-name="gr14" draw:text-style-name="P15" draw:layer="layout" svg:width="2.056cm" svg:height="1.119cm" svg:x="6.07cm" svg:y="10.295cm">
          <draw:text-box>
            <text:p text:style-name="P14"><text:span text:style-name="T7">Viper</text:span></text:p>
          </draw:text-box>
        </draw:frame>
        <draw:frame draw:style-name="gr14" draw:text-style-name="P15" draw:layer="layout" svg:width="3.012cm" svg:height="1.119cm" svg:x="2.922cm" svg:y="11.541cm">
          <draw:text-box>
            <text:p text:style-name="P14"><text:span text:style-name="T7">Corvet</text:span><text:span text:style-name="T7">te</text:span></text:p>
          </draw:text-box>
        </draw:frame>
        <draw:frame draw:style-name="gr14" draw:text-style-name="P15" draw:layer="layout" svg:width="2.877cm" svg:height="1.119cm" svg:x="5.532cm" svg:y="12.835cm">
          <draw:text-box>
            <text:p text:style-name="P14"><text:span text:style-name="T7">Charg</text:span><text:span text:style-name="T7">er</text:span></text:p>
          </draw:text-box>
        </draw:frame>
        <draw:frame draw:style-name="gr14" draw:text-style-name="P15" draw:layer="layout" svg:width="1.632cm" svg:height="1.119cm" svg:x="4.63cm" svg:y="14.613cm">
          <draw:text-box>
            <text:p text:style-name="P14"><text:span text:style-name="T7">911</text:span></text:p>
          </draw:text-box>
        </draw:frame>
        <draw:frame draw:style-name="gr14" draw:text-style-name="P15" draw:layer="layout" svg:width="1.836cm" svg:height="1.119cm" svg:x="11.166cm" svg:y="8.948cm">
          <draw:text-box>
            <text:p text:style-name="P14"><text:span text:style-name="T7">Ford</text:span></text:p>
          </draw:text-box>
        </draw:frame>
        <draw:frame draw:style-name="gr14" draw:text-style-name="P15" draw:layer="layout" svg:width="2.542cm" svg:height="1.119cm" svg:x="11.228cm" svg:y="10.496cm">
          <draw:text-box>
            <text:p text:style-name="P14"><text:span text:style-name="T7">Dodg</text:span><text:span text:style-name="T7">e</text:span></text:p>
          </draw:text-box>
        </draw:frame>
        <draw:frame draw:style-name="gr14" draw:text-style-name="P15" draw:layer="layout" svg:width="3.351cm" svg:height="1.119cm" svg:x="10.984cm" svg:y="12.049cm">
          <draw:text-box>
            <text:p text:style-name="P14"><text:span text:style-name="T7">Chevr</text:span><text:span text:style-name="T7">olet</text:span></text:p>
          </draw:text-box>
        </draw:frame>
        <draw:frame draw:style-name="gr15" draw:text-style-name="P15" draw:layer="layout" svg:width="2.788cm" svg:height="1.119cm" svg:x="10.525cm" svg:y="13.978cm">
          <draw:text-box>
            <text:p text:style-name="P14"><text:span text:style-name="T7">Porsch</text:span><text:span text:style-name="T7">e</text:span></text:p>
          </draw:text-box>
        </draw:frame>
        <draw:line draw:style-name="gr16" draw:text-style-name="P1" draw:layer="layout" svg:x1="6.842cm" svg:y1="9.382cm" svg:x2="11.16cm" svg:y2="9.509cm">
          <text:p/>
        </draw:line>
        <draw:line draw:style-name="gr16" draw:text-style-name="P1" draw:layer="layout" svg:x1="8.112cm" svg:y1="10.906cm" svg:x2="11.287cm" svg:y2="11.033cm">
          <text:p/>
        </draw:line>
        <draw:line draw:style-name="gr16" draw:text-style-name="P1" draw:layer="layout" svg:x1="8.366cm" svg:y1="13.446cm" svg:x2="11.287cm" svg:y2="11.16cm">
          <text:p/>
        </draw:line>
        <draw:line draw:style-name="gr16" draw:text-style-name="P1" draw:layer="layout" svg:x1="5.826cm" svg:y1="12.176cm" svg:x2="11.033cm" svg:y2="12.557cm">
          <text:p/>
        </draw:line>
        <draw:line draw:style-name="gr16" draw:text-style-name="P1" draw:layer="layout" svg:x1="6.207cm" svg:y1="15.097cm" svg:x2="10.652cm" svg:y2="14.589cm">
          <text:p/>
        </draw:line>
        <draw:frame draw:style-name="gr14" draw:text-style-name="P15" draw:layer="layout" svg:width="2.678cm" svg:height="1.119cm" svg:x="4.252cm" svg:y="15.986cm">
          <draw:text-box>
            <text:p text:style-name="P14"><text:span text:style-name="T7">Model</text:span><text:span text:style-name="T7">s</text:span></text:p>
          </draw:text-box>
        </draw:frame>
        <draw:frame draw:style-name="gr14" draw:text-style-name="P15" draw:layer="layout" svg:width="2.386cm" svg:height="1.119cm" svg:x="10.799cm" svg:y="15.987cm">
          <draw:text-box>
            <text:p text:style-name="P14"><text:span text:style-name="T7">Makes</text:span></text:p>
          </draw:text-box>
        </draw:frame>
        <draw:custom-shape draw:style-name="gr17" draw:text-style-name="P16" draw:layer="layout" svg:width="5.713cm" svg:height="0.635cm" svg:x="5.955cm" svg:y="19.4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5.583cm" svg:height="0.675cm" svg:x="5.953cm" svg:y="19.38cm">
          <draw:text-box>
            <text:p text:style-name="P2"><text:span text:style-name="T1">cars[</text:span><text:span text:style-name="T2">'911</text:span><text:span text:style-name="T2">'</text:span><text:span text:style-name="T1">] = </text:span><text:span text:style-name="T2">'Porsche'</text:span><text:span text:style-name="T1"> </text:span></text:p>
          </draw:text-box>
        </draw:frame>
        <draw:line draw:style-name="gr1" draw:text-style-name="P1" draw:layer="layout" svg:x1="8.494cm" svg:y1="19.049cm" svg:x2="9.129cm" svg:y2="19.049cm">
          <text:p/>
        </draw:line>
        <draw:custom-shape draw:style-name="gr2" draw:text-style-name="P3" draw:layer="layout" svg:width="2.54cm" svg:height="0.635cm" svg:x="5.955cm" svg:y="18.72cm">
          <text:p text:style-name="P2"><text:span text:style-name="T2">'</text:span><text:span text:style-name="T2">9</text:span><text:span text:style-name="T2">1</text:span><text:span text:style-name="T2">1</text:span><text:span text:style-name="T2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4cm" svg:height="0.635cm" svg:x="9.13cm" svg:y="18.72cm">
          <text:p text:style-name="P2"><text:span text:style-name="T2">'Porsche</text:span><text:span text:style-name="T2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5.621cm" svg:height="5.334cm" svg:x="3.159cm" svg:y="21.32cm">
          <text:p text:style-name="P17"><text:span text:style-name="T8">car</text:span><text:span text:style-name="T8">s = </text:span><text:span text:style-name="T8">{}</text:span></text:p>
          <text:p text:style-name="P17"><text:span text:style-name="T8">car</text:span><text:span text:style-name="T8">s[ </text:span><text:span text:style-name="T9">'Mu</text:span><text:span text:style-name="T9">sta</text:span><text:span text:style-name="T9">ng'</text:span><text:span text:style-name="T8"> </text:span><text:span text:style-name="T8">] <text:s/></text:span><text:span text:style-name="T8">= </text:span><text:span text:style-name="T9">'Fo</text:span><text:span text:style-name="T9">rd'</text:span></text:p>
          <text:p text:style-name="P17"><text:span text:style-name="T8">car</text:span><text:span text:style-name="T8">s[ </text:span><text:span text:style-name="T9">'Vi</text:span><text:span text:style-name="T9">per</text:span><text:span text:style-name="T9">'</text:span><text:span text:style-name="T8"> ] </text:span><text:span text:style-name="T8"><text:s text:c="3"/></text:span><text:span text:style-name="T8">= </text:span><text:span text:style-name="T9">'Do</text:span><text:span text:style-name="T9">dge</text:span><text:span text:style-name="T9">'</text:span></text:p>
          <text:p text:style-name="P17"><text:span text:style-name="T8">car</text:span><text:span text:style-name="T8">s[ </text:span><text:span text:style-name="T9">'Co</text:span><text:span text:style-name="T9">rve</text:span><text:span text:style-name="T9">tte</text:span><text:span text:style-name="T9">'</text:span><text:span text:style-name="T8"> ] </text:span><text:span text:style-name="T8">= </text:span><text:span text:style-name="T9">'Ch</text:span><text:span text:style-name="T9">evr</text:span><text:span text:style-name="T9">ole</text:span><text:span text:style-name="T9">t'</text:span></text:p>
          <text:p text:style-name="P17"><text:span text:style-name="T8">car</text:span><text:span text:style-name="T8">s[ </text:span><text:span text:style-name="T9">'Ch</text:span><text:span text:style-name="T9">arg</text:span><text:span text:style-name="T9">er'</text:span><text:span text:style-name="T8"> </text:span><text:span text:style-name="T8">] <text:s/></text:span><text:span text:style-name="T8">= </text:span><text:span text:style-name="T9">'Do</text:span><text:span text:style-name="T9">dge</text:span><text:span text:style-name="T9">'</text:span></text:p>
          <text:p text:style-name="P17"><text:span text:style-name="T8">car</text:span><text:span text:style-name="T8">s[ </text:span><text:span text:style-name="T9">'91</text:span><text:span text:style-name="T9">1'</text:span><text:span text:style-name="T8"> </text:span><text:span text:style-name="T8">] <text:s text:c="2"/></text:span><text:span text:style-name="T8"><text:s text:c="3"/></text:span><text:span text:style-name="T8">= </text:span><text:span text:style-name="T9">'Po</text:span><text:span text:style-name="T9">rsc</text:span><text:span text:style-name="T9">h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Ubuntu Mono2" svg:font-family="'Ubuntu Mono'" style:font-adornments="Regular"/>
    <style:font-face style:name="Avenir Next Medium" svg:font-family="'Avenir Next Medium'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_31_01AltLight" draw:display-name="101AltLight" draw:style="linear" draw:start-color="#87ddec" draw:end-color="#a6efe3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2-24T09:56:57.526624000</meta:creation-date>
    <dc:date>2016-08-08T13:26:00.944230028</dc:date>
    <meta:editing-duration>PT5H33M56S</meta:editing-duration>
    <meta:editing-cycles>3</meta:editing-cycles>
    <meta:generator>LibreOffice/5.1.5.2$Linux_X86_64 LibreOffice_project/10m0$Build-2</meta:generator>
    <meta:document-statistic meta:object-count="83"/>
  </office:meta>
</office:document-meta>
</file>